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HttpConnectionManager.getConnectionWithTimeout( HostConfiguration hostConfiguration ,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hreadLocalHttpConnectionManager.isConnectionStaleCheck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getIdle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setLocalHttpConnection( Http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setIdleStartTime( long idle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arameters.populateParameters( Http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arameters.setStaleCheckingEnabl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arameters.isStaleCheck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ThreadLocalHttpConne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eadLocalHttpConnectionManager.getLocalHtt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getConnection( HostConfiguration hostConfiguration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releaseLocal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LocalHttpConnectionManager.finishLastResponse( HttpConnection con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hreadLocalHttpConnectionManager.releaseConnection( Http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LocalHttpConnectionManager.getConnection( HostConfiguration host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setConnectionStaleCheckingEnabled( boolean connectionStaleChecking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HttpConnectionManager.closeIdleConnections( long idle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